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T2" style:parent-style-name="DefaultParagraphFont" style:family="text">
      <style:text-properties fo:font-size="10pt" style:font-size-asian="10pt" style:font-size-complex="10pt"/>
    </style:style>
    <style:style style:name="T3" style:parent-style-name="Hyperlink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References Quant risk management Final Exam</text:p>
      <text:p text:style-name="Normal"><text:span text:style-name="T2">Dataset:<text:s/></text:span><text:a xlink:href="https://huggingface.co/datasets/scikit-learn/churn-prediction" office:target-frame-name="_top" xlink:show="replace"><text:span text:style-name="T3">https://huggingface.co/datasets/scikit-learn/churn-prediction</text:span></text:a><text:span text:style-name="T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uard Aguado Marin</meta:initial-creator>
    <dc:creator>Eduard Aguado Marin</dc:creator>
    <meta:creation-date>2025-10-27T17:10:00Z</meta:creation-date>
    <dc:date>2025-10-28T09:13:00Z</dc:date>
    <meta:template xlink:href="Normal" xlink:type="simple"/>
    <meta:editing-cycles>1</meta:editing-cycles>
    <meta:editing-duration>PT57780S</meta:editing-duration>
    <meta:document-statistic meta:page-count="1" meta:paragraph-count="1" meta:word-count="28" meta:character-count="191" meta:row-count="1" meta:non-whitespace-character-count="164"/>
  </office:meta>
</office:document-meta>
</file>